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7" table:visibility="collapse" table:number-columns-repeated="9" table:default-cell-style-name="ce3"/>
        <table:table-column table:style-name="co9" table:default-cell-style-name="ce3"/>
        <table:table-column table:style-name="co7" table:visibility="collapse" table:default-cell-style-name="ce3"/>
        <table:table-column table:style-name="co1" table:default-cell-style-name="ce3"/>
        <table:table-column table:style-name="co7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formula="of:=SUM([.C2:.S2])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7"/>
          <table:table-cell table:formula="of:=SUM([.C3:.S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formula="of:=SUM([.C4:.S4]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5:.S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7"/>
          <table:table-cell table:formula="of:=SUM([.C6:.S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number-columns-repeated="9"/>
          <table:table-cell table:formula="of:=SUM([.C7:.S7])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8:.S8])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9"/>
          <table:table-cell table:formula="of:=SUM([.C9:.S9])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0:.S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1:.S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7"/>
          <table:table-cell table:formula="of:=SUM([.C12:.S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7"/>
          <table:table-cell table:formula="of:=SUM([.C13:.S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7"/>
          <table:table-cell table:formula="of:=SUM([.C14:.S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5:.S15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7"/>
          <table:table-cell table:formula="of:=SUM([.C16:.S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7:.S17])"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8:.S18])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19:.S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7"/>
          <table:table-cell table:formula="of:=SUM([.C20:.S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7"/>
          <table:table-cell table:formula="of:=SUM([.C21:.S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7"/>
          <table:table-cell table:formula="of:=SUM([.C22:.S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3:.S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SUM([.C24:.S24])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5:.S25])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6:.S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7"/>
          <table:table-cell table:formula="of:=SUM([.C27:.S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7"/>
          <table:table-cell table:formula="of:=SUM([.C28:.S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9:.S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table:formula="of:=SUM([.C30:.S30])"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31:.S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2:.S32])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7"/>
          <table:table-cell table:formula="of:=SUM([.C33:.S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DB__1" table:target-range-address="Sheet1.T2:Sheet1.T104857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00-00-00</text:date>, <text:time style:data-style-name="N2" text:time-value="21:46:19.032057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4-21T21:46:48.952937059</dc:date>
    <meta:editing-duration>PT1H4M29S</meta:editing-duration>
    <meta:editing-cycles>53</meta:editing-cycles>
    <meta:generator>LibreOffice/4.2.8.2$Linux_X86_64 LibreOffice_project/420m0$Build-2</meta:generator>
    <meta:document-statistic meta:table-count="1" meta:cell-count="240" meta:object-count="0"/>
  </office:meta>
</office:document-meta>
</file>